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7.83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ształty – poligon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ształty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ształty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wierzęt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amochod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Rob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– In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– Produk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Domino – zwykł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Dominó – numerowa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spięc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zn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mierni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udz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powłok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meb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budyn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łazienka, kuchn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kuchn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okna, drzw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chema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chematy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budyn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roślin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omni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ejzarz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miast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kwia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ecznictwo – ogóln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ogo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ojazd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n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Niebieski Człowie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hemia – kwasy aminow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naki logicz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Bramy logicz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og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Uśmiesz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trzał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1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2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3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4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5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6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7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8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9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10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11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12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neumatyka – częśc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ogóln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sieć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urządzenia sieciow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Numer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ybmole – niebezpieczeństw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Obiek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pl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plik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Stany Zjednoczone Ameryki Północnej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zj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meryka Południow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Europ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Europa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Francj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France - countr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Francja – kraj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zn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K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kontynen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Środkowy Wschó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meryka Środkow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Średniowiecz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Meksy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Czasy starożyt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symbo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historia –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Świa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Upraw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Ułam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Flag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uzyka – instrumen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uzyka – partytur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iktogramy specjal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uroczystośc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jedzenie i napoj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ludz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obiek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rzestrzeń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odróż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oga OpenOffice.org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Relig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Budyn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trona domowa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unktory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3:2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3:16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